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otel</text:p>
          </table:table-cell>
          <table:covered-table-cell/>
        </table:table-row>
        <table:table-row table:style-name="ro1">
          <table:covered-table-cell table:style-name="ce2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15"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Poder alquilar sus habitaciones</text:span></text:p>
          </table:table-cell>
          <table:covered-table-cell table:style-name="ce1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15"/>
        </table:table-row>
        <table:table-row table:style-name="ro1">
          <table:covered-table-cell table:style-name="ce6"/>
          <table:covered-table-cell table:style-name="ce1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abitación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habilita una habitación para alquila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1">
          <table:table-cell/>
          <table:table-cell table:style-name="ce17" office:value-type="string" calcext:value-type="string">
            <text:p>2- Verifica que los datos son correctos</text:p>
          </table:table-cell>
        </table:table-row>
        <table:table-row table:style-name="ro1">
          <table:table-cell/>
          <table:table-cell table:style-name="ce17" office:value-type="string" calcext:value-type="string">
            <text:p>3- Asigna la habitación al hotel</text:p>
          </table:table-cell>
        </table:table-row>
        <table:table-row table:style-name="ro1" table:number-rows-repeated="2">
          <table:table-cell/>
          <table:table-cell table:style-name="ce17"/>
        </table:table-row>
        <table:table-row table:style-name="ro1">
          <table:table-cell table:style-name="ce20"/>
          <table:table-cell table:style-name="ce13"/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7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3- El hotel no existe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</table:table>
      <table:table table:name="Sheet3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1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2"/>
        </table:table-row>
      </table:table>
      <table:table table:name="Sheet4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<text:span text:style-name="T3">Poscondiciones:</text:span><text:span text:style-name="T4"> Queda agregada una casa de finde al sistema, disponible para el alquiler durante fines de semana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1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2"/>
        </table:table-row>
      </table:table>
      <table:table table:name="Sheet5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17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17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7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2"/>
        </table:table-row>
      </table:table>
      <table:table table:name="Sheet6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Asignar un dueño temporal a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Queda alquilada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dica un dueño a una propiedad en alquiler por un tiempo limitado.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dica un dueño</text:p>
          </table:table-cell>
          <table:table-cell table:style-name="ce22"/>
        </table:table-row>
        <table:table-row table:style-name="ro1">
          <table:table-cell office:value-type="string" calcext:value-type="string">
            <text:p>2- Indica una propiedad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- Verifica que los datos son válidos</text:p>
          </table:table-cell>
        </table:table-row>
        <table:table-row table:style-name="ro1">
          <table:table-cell/>
          <table:table-cell table:style-name="ce17" office:value-type="string" calcext:value-type="string">
            <text:p>4- Asigna el dueño a la propiedad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5- Impone un límite de tiempo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7" office:value-type="string" calcext:value-type="string" table:number-columns-spanned="2" table:number-rows-spanned="1">
            <text:p>1- No se completan los datos requer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encuentra el dueño, la propiedad, o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2"/>
        </table:table-row>
      </table:table>
      <table:table table:name="Sheet7" table:style-name="ta1">
        <table:table-column table:style-name="co1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Queda cancelado un alquiler y se libera una propiedad para futuros alquileres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/>
          <table:table-cell table:style-name="ce17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7" office:value-type="string" calcext:value-type="string" table:number-columns-spanned="2" table:number-rows-spanned="1">
            <text:p>1- No se completan los datos requer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encuentra el dueño, la propiedad, o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0-15T17:25:13.948000000</dc:date>
    <meta:editing-duration>PT1H20M13S</meta:editing-duration>
    <meta:editing-cycles>33</meta:editing-cycles>
    <meta:generator>LibreOffice/7.4.4.2$Windows_X86_64 LibreOffice_project/85569322deea74ec9134968a29af2df5663baa21</meta:generator>
    <meta:document-statistic meta:table-count="7" meta:cell-count="118" meta:object-count="0"/>
  </office:meta>
</office:document-meta>
</file>